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6f797" officeooo:paragraph-rsid="001c7ec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8f5d" officeooo:paragraph-rsid="001c7ec5" style:font-size-asian="14pt" style:font-size-complex="14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6f797" officeooo:paragraph-rsid="001c7ec5" style:font-size-asian="14pt" style:font-size-complex="14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8" style:family="paragraph" style:parent-style-name="Standard">
      <style:paragraph-properties fo:text-align="start" style:justify-single-word="false"/>
      <style:text-properties fo:font-size="14pt" officeooo:rsid="0006f797" officeooo:paragraph-rsid="001c7ec5" style:font-size-asian="14pt" style:font-size-complex="14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0000ff" style:font-name="DejaVu Sans Mono" fo:font-size="9pt"/>
    </style:style>
    <style:style style:name="T6" style:family="text">
      <style:text-properties fo:color="#808080"/>
    </style:style>
    <style:style style:name="T7" style:family="text">
      <style:text-properties fo:color="#808080" style:font-name="DejaVu Sans Mono" fo:font-size="9pt" fo:font-style="italic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008000" style:font-name="DejaVu Sans Mono" fo:font-size="9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аріант - 13</text:p>
      <text:p text:style-name="P1"/>
      <text:p text:style-name="P4"><text:span text:style-name="T1">import </text:span>java.util.Random;</text:p>
      <text:p text:style-name="P3"><text:span text:style-name="T1">public class </text:span>Main {</text:p>
      <text:p text:style-name="P5"><text:s text:c="4"/><text:span text:style-name="T2">static private long </text:span><text:span text:style-name="T3">factorial (</text:span><text:span text:style-name="T2">long </text:span><text:span text:style-name="T3">n) {</text:span></text:p>
      <text:p text:style-name="P5"><text:s text:c="8"/><text:span text:style-name="T2">if </text:span><text:span text:style-name="T3">(n == </text:span><text:span text:style-name="T5">0 </text:span><text:span text:style-name="T3">|| n == </text:span><text:span text:style-name="T5">1</text:span><text:span text:style-name="T3">)</text:span></text:p>
      <text:p text:style-name="P5"><text:s text:c="12"/><text:span text:style-name="T2">return </text:span><text:span text:style-name="T5">1</text:span><text:span text:style-name="T3">;</text:span></text:p>
      <text:p text:style-name="P5"><text:s text:c="8"/><text:span text:style-name="T2">int </text:span><text:span text:style-name="T3">memory = </text:span><text:span text:style-name="T5">1</text:span><text:span text:style-name="T3">;</text:span></text:p>
      <text:p text:style-name="P5"><text:s text:c="8"/><text:span text:style-name="T2">for </text:span><text:span text:style-name="T3">(</text:span><text:span text:style-name="T2">int </text:span><text:span text:style-name="T3">i = </text:span><text:span text:style-name="T5">1</text:span><text:span text:style-name="T3">; i &lt;= n; i++) {</text:span></text:p>
      <text:p text:style-name="P5"><text:s text:c="12"/><text:span text:style-name="T3">memory*= i;</text:span></text:p>
      <text:p text:style-name="P5"><text:s text:c="8"/><text:span text:style-name="T3">}</text:span></text:p>
      <text:p text:style-name="P5"><text:s text:c="8"/><text:span text:style-name="T2">return </text:span><text:span text:style-name="T3">memory;</text:span></text:p>
      <text:p text:style-name="P5"><text:s text:c="4"/><text:span text:style-name="T3">}</text:span></text:p>
      <text:p text:style-name="P5"><text:s text:c="4"/><text:span text:style-name="T2">static private long </text:span><text:span text:style-name="T3">permutation_no_repeat(</text:span><text:span text:style-name="T2">long </text:span><text:span text:style-name="T3">n) {</text:span></text:p>
      <text:p text:style-name="P5"><text:s text:c="8"/><text:span text:style-name="T2">return </text:span><text:span text:style-name="T4">factorial</text:span><text:span text:style-name="T3">(n);</text:span></text:p>
      <text:p text:style-name="P5"><text:s text:c="4"/><text:span text:style-name="T3">}</text:span></text:p>
      <text:p text:style-name="P5"><text:s text:c="4"/><text:span text:style-name="T2">static private long </text:span><text:span text:style-name="T3">permutation_repeat(</text:span><text:span text:style-name="T2">long </text:span><text:span text:style-name="T3">n, </text:span><text:span text:style-name="T2">long </text:span><text:span text:style-name="T3">array[]) {</text:span></text:p>
      <text:p text:style-name="P5"><text:s text:c="8"/><text:span text:style-name="T2">long </text:span><text:span text:style-name="T3">result = </text:span><text:span text:style-name="T4">permutation_no_repeat</text:span><text:span text:style-name="T3">(n);</text:span></text:p>
      <text:p text:style-name="P5"><text:s text:c="8"/><text:span text:style-name="T2">for </text:span><text:span text:style-name="T3">(</text:span><text:span text:style-name="T2">long </text:span><text:span text:style-name="T3">i: array) {</text:span></text:p>
      <text:p text:style-name="P5"><text:s text:c="12"/><text:span text:style-name="T3">result /= </text:span><text:span text:style-name="T4">factorial</text:span><text:span text:style-name="T3">(i);</text:span></text:p>
      <text:p text:style-name="P5"><text:s text:c="8"/><text:span text:style-name="T3">}</text:span></text:p>
      <text:p text:style-name="P5"><text:s text:c="8"/><text:span text:style-name="T2">return </text:span><text:span text:style-name="T3">result;</text:span></text:p>
      <text:p text:style-name="P5"><text:s text:c="4"/><text:span text:style-name="T3">}</text:span></text:p>
      <text:p text:style-name="P5"><text:s text:c="4"/><text:span text:style-name="T2">static private long </text:span><text:span text:style-name="T3">arrangement_no_repeat (</text:span><text:span text:style-name="T2">long </text:span><text:span text:style-name="T3">n, </text:span><text:span text:style-name="T2">long </text:span><text:span text:style-name="T3">k) {</text:span></text:p>
      <text:p text:style-name="P5"><text:s text:c="8"/><text:span text:style-name="T2">return </text:span><text:span text:style-name="T4">factorial</text:span><text:span text:style-name="T3">(n)/</text:span><text:span text:style-name="T4">factorial</text:span><text:span text:style-name="T3">(n-k);</text:span></text:p>
      <text:p text:style-name="P5"><text:s text:c="4"/><text:span text:style-name="T3">}</text:span></text:p>
      <text:p text:style-name="P5"><text:s text:c="4"/><text:span text:style-name="T2">static private long </text:span><text:span text:style-name="T3">arrangement_repeat (</text:span><text:span text:style-name="T2">long </text:span><text:span text:style-name="T3">n, </text:span><text:span text:style-name="T2">long </text:span><text:span text:style-name="T3">k) {</text:span></text:p>
      <text:p text:style-name="P5"><text:s text:c="8"/><text:span text:style-name="T2">return </text:span><text:span text:style-name="T3">(</text:span><text:span text:style-name="T2">long</text:span><text:span text:style-name="T3">)Math.</text:span><text:span text:style-name="T4">pow</text:span><text:span text:style-name="T3">(n,k);</text:span></text:p>
      <text:p text:style-name="P5"><text:s text:c="4"/><text:span text:style-name="T3">}</text:span></text:p>
      <text:p text:style-name="P5"><text:s text:c="4"/><text:span text:style-name="T2">static private long </text:span><text:span text:style-name="T3">combination_no_repeat (</text:span><text:span text:style-name="T2">long </text:span><text:span text:style-name="T3">n, </text:span><text:span text:style-name="T2">long </text:span><text:span text:style-name="T3">k) {</text:span></text:p>
      <text:p text:style-name="P5"><text:s text:c="8"/><text:span text:style-name="T2">return </text:span><text:span text:style-name="T4">arrangement_no_repeat</text:span><text:span text:style-name="T3">(n, k)/</text:span><text:span text:style-name="T4">factorial</text:span><text:span text:style-name="T3">(k);</text:span></text:p>
      <text:p text:style-name="P5"><text:s text:c="4"/><text:span text:style-name="T3">}</text:span></text:p>
      <text:p text:style-name="P5"><text:s text:c="4"/><text:span text:style-name="T2">static private long </text:span><text:span text:style-name="T3">combination_repeat (</text:span><text:span text:style-name="T2">long </text:span><text:span text:style-name="T3">n, </text:span><text:span text:style-name="T2">long </text:span><text:span text:style-name="T3">k) {</text:span></text:p>
      <text:p text:style-name="P5"><text:s text:c="8"/><text:span text:style-name="T2">return </text:span><text:span text:style-name="T4">combination_no_repeat</text:span><text:span text:style-name="T3">(n+k-</text:span><text:span text:style-name="T5">1</text:span><text:span text:style-name="T3">, k);</text:span></text:p>
      <text:p text:style-name="P5"><text:s text:c="4"/><text:span text:style-name="T3">}</text:span></text:p>
      <text:p text:style-name="P5"><text:s text:c="4"/><text:span text:style-name="T2">static private double </text:span><text:span text:style-name="T3">test() {</text:span></text:p>
      <text:p text:style-name="P5"><text:s text:c="8"/><text:span text:style-name="T2">int </text:span><text:span text:style-name="T3">tests_number = </text:span><text:span text:style-name="T5">1000000</text:span><text:span text:style-name="T3">;</text:span></text:p>
      <text:p text:style-name="P5"><text:s text:c="8"/><text:span text:style-name="T3">Random tester = </text:span><text:span text:style-name="T2">new </text:span><text:span text:style-name="T3">Random();</text:span></text:p>
      <text:p text:style-name="P5"><text:s text:c="8"/><text:span text:style-name="T2">int </text:span><text:span text:style-name="T3">required_numbers_counter = </text:span><text:span text:style-name="T5">0</text:span><text:span text:style-name="T3">;</text:span></text:p>
      <text:p text:style-name="P5"><text:s text:c="8"/><text:span text:style-name="T2">for</text:span><text:span text:style-name="T3">(</text:span><text:span text:style-name="T2">int </text:span><text:span text:style-name="T3">i = </text:span><text:span text:style-name="T5">0</text:span><text:span text:style-name="T3">; i &lt; tests_number; i++) {</text:span></text:p>
      <text:p text:style-name="P5"><text:s text:c="12"/><text:span text:style-name="T2">int </text:span><text:span text:style-name="T3">[] test_num = {tester.nextInt(</text:span><text:span text:style-name="T5">9</text:span><text:span text:style-name="T3">)+</text:span><text:span text:style-name="T5">1</text:span><text:span text:style-name="T3">, tester.nextInt(</text:span><text:span text:style-name="T5">10</text:span><text:span text:style-name="T3">),tester.nextInt(</text:span><text:span text:style-name="T5">10</text:span><text:span text:style-name="T3">),</text:span></text:p>
      <text:p text:style-name="P5"><text:s text:c="34"/><text:span text:style-name="T3">tester.nextInt(</text:span><text:span text:style-name="T5">10</text:span><text:span text:style-name="T3">),tester.nextInt(</text:span><text:span text:style-name="T5">10</text:span><text:span text:style-name="T3">),tester.nextInt(</text:span><text:span text:style-name="T5">10</text:span><text:span text:style-name="T3">)};</text:span></text:p>
      <text:p text:style-name="P5"><text:s text:c="12"/><text:span text:style-name="T2">int </text:span><text:span text:style-name="T3">eight_count = </text:span><text:span text:style-name="T5">0</text:span><text:span text:style-name="T3">;</text:span></text:p>
      <text:p text:style-name="P5"><text:s text:c="12"/><text:span text:style-name="T2">int </text:span><text:span text:style-name="T3">two_count = </text:span><text:span text:style-name="T5">0</text:span><text:span text:style-name="T3">;</text:span></text:p>
      <text:p text:style-name="P5"><text:s text:c="12"/><text:span text:style-name="T2">for </text:span><text:span text:style-name="T3">(</text:span><text:span text:style-name="T2">int </text:span><text:span text:style-name="T3">j: test_num) {</text:span></text:p>
      <text:p text:style-name="P5"><text:s text:c="16"/><text:span text:style-name="T2">if </text:span><text:span text:style-name="T3">(j == </text:span><text:span text:style-name="T5">2</text:span><text:span text:style-name="T3">) {</text:span></text:p>
      <text:p text:style-name="P5"><text:s text:c="20"/><text:span text:style-name="T3">two_count++;</text:span></text:p>
      <text:p text:style-name="P5"><text:s text:c="16"/><text:span text:style-name="T3">}</text:span></text:p>
      <text:p text:style-name="P5"><text:s text:c="16"/><text:span text:style-name="T2">if </text:span><text:span text:style-name="T3">(j == </text:span><text:span text:style-name="T5">8</text:span><text:span text:style-name="T3">) {</text:span></text:p>
      <text:p text:style-name="P5"><text:s text:c="20"/><text:span text:style-name="T3">eight_count++;</text:span></text:p>
      <text:p text:style-name="P5"><text:s text:c="16"/><text:span text:style-name="T3">}</text:span></text:p>
      <text:p text:style-name="P5"><text:s text:c="12"/><text:span text:style-name="T3">}</text:span></text:p>
      <text:p text:style-name="P5"><text:s text:c="12"/><text:span text:style-name="T2">if </text:span><text:span text:style-name="T3">(eight_count == </text:span><text:span text:style-name="T5">1 </text:span><text:span text:style-name="T3">&amp;&amp; two_count == </text:span><text:span text:style-name="T5">2</text:span><text:span text:style-name="T3">) {</text:span></text:p>
      <text:p text:style-name="P5"><text:s text:c="16"/><text:span text:style-name="T3">required_numbers_counter++;</text:span></text:p>
      <text:p text:style-name="P5"><text:s text:c="12"/><text:span text:style-name="T3">}</text:span></text:p>
      <text:p text:style-name="P5"><text:s text:c="8"/><text:span text:style-name="T3">}</text:span></text:p>
      <text:p text:style-name="P5"><text:s text:c="8"/><text:span text:style-name="T2">return </text:span><text:span text:style-name="T3">(</text:span><text:span text:style-name="T2">double</text:span><text:span text:style-name="T3">)required_numbers_counter/tests_number;</text:span></text:p>
      <text:p text:style-name="P5"><text:s text:c="4"/><text:span text:style-name="T3">}</text:span></text:p>
      <text:p text:style-name="P5"><text:s text:c="4"/><text:span text:style-name="T2">public static void </text:span><text:span text:style-name="T3">main(String[] args) {</text:span></text:p>
      <text:p text:style-name="P5"><text:s text:c="8"/><text:span text:style-name="T2">long </text:span><text:span text:style-name="T3">digits_num = </text:span><text:span text:style-name="T5">6</text:span><text:span text:style-name="T3">;</text:span></text:p>
      <text:p text:style-name="P5"><text:s text:c="8"/><text:span text:style-name="T2">long </text:span><text:span text:style-name="T3">eight_repetion = </text:span><text:span text:style-name="T5">1</text:span><text:span text:style-name="T3">;</text:span></text:p>
      <text:p text:style-name="P5"><text:s text:c="8"/><text:span text:style-name="T2">long </text:span><text:span text:style-name="T3">two_repetion = </text:span><text:span text:style-name="T5">2</text:span><text:span text:style-name="T3">;</text:span></text:p>
      <text:p text:style-name="P5"><text:s text:c="8"/><text:span text:style-name="T7">//long [] array = {eight_repetion, two_repetion, digits_num-eight_repetion-two_repetion};</text:span></text:p>
      <text:p text:style-name="P6"><text:s text:c="8"/><text:span text:style-name="T4">//long [] array_2 = {eight_repetion, two_repetion, digits_num-eight_repetion-two_repetion-1};</text:span></text:p>
      <text:p text:style-name="P6"><text:soft-page-break/><text:s text:c="8"/><text:span text:style-name="T4">/*long required_numbers = permutation_repeat(digits_num,array)*arrangement_repeat(8,digits_num-eight_repetion-two_repetion)- <text:s text:c="11"/>old formula (correct)</text:span></text:p>
      <text:p text:style-name="P6"><text:s text:c="16"/><text:span text:style-name="T4">permutation_repeat(digits_num-1,array_2)*arrangement_repeat(8,digits_num-1-eight_repetion-two_repetion);*/</text:span></text:p>
      <text:p text:style-name="P5"><text:span text:style-name="T6"><text:s text:c="8"/></text:span><text:span text:style-name="T2">long </text:span><text:span text:style-name="T3">required_numbers = </text:span><text:span text:style-name="T4">combination_no_repeat</text:span><text:span text:style-name="T3">(digits_num, two_repetion)*</text:span><text:span text:style-name="T4">combination_no_repeat</text:span><text:span text:style-name="T3">(digits_num-two_repetion, eight_repetion)*</text:span></text:p>
      <text:p text:style-name="P5"><text:s text:c="16"/><text:span text:style-name="T4">arrangement_repeat</text:span><text:span text:style-name="T3">(</text:span><text:span text:style-name="T5">8</text:span><text:span text:style-name="T3">,digits_num-eight_repetion-two_repetion) - </text:span><text:span text:style-name="T4">combination_no_repeat</text:span><text:span text:style-name="T3">(digits_num-</text:span><text:span text:style-name="T5">1</text:span><text:span text:style-name="T3">, two_repetion)*</text:span><text:span text:style-name="T4">combination_no_repeat</text:span><text:span text:style-name="T3">(digits_num-</text:span><text:span text:style-name="T5">1</text:span><text:span text:style-name="T3">-two_repetion, eight_repetion)*</text:span></text:p>
      <text:p text:style-name="P5"><text:s text:c="16"/><text:span text:style-name="T4">arrangement_repeat</text:span><text:span text:style-name="T3">(</text:span><text:span text:style-name="T5">8</text:span><text:span text:style-name="T3">,digits_num-</text:span><text:span text:style-name="T5">1</text:span><text:span text:style-name="T3">-eight_repetion-two_repetion);</text:span></text:p>
      <text:p text:style-name="P5"><text:s text:c="8"/><text:span text:style-name="T2">long </text:span><text:span text:style-name="T3">all_numbers = </text:span><text:span text:style-name="T5">9</text:span><text:span text:style-name="T3">*</text:span><text:span text:style-name="T4">arrangement_repeat</text:span><text:span text:style-name="T3">(</text:span><text:span text:style-name="T5">10</text:span><text:span text:style-name="T3">,digits_num-</text:span><text:span text:style-name="T5">1</text:span><text:span text:style-name="T3">);</text:span></text:p>
      <text:p text:style-name="P5"><text:s text:c="8"/><text:span text:style-name="T3">System.</text:span><text:span text:style-name="T8">out</text:span><text:span text:style-name="T3">.println(</text:span><text:span text:style-name="T9">"Відповідних чисел порахована кількість: " </text:span><text:span text:style-name="T3">+ required_numbers +</text:span></text:p>
      <text:p text:style-name="P5"><text:s text:c="16"/><text:span text:style-name="T9">"</text:span><text:span text:style-name="T2">\n</text:span><text:span text:style-name="T9">Всього шестицифрових чисел: " </text:span><text:span text:style-name="T3">+ all_numbers +</text:span></text:p>
      <text:p text:style-name="P5"><text:s text:c="16"/><text:span text:style-name="T9">"</text:span><text:span text:style-name="T2">\n</text:span><text:span text:style-name="T9">Кінцева імовірність: " </text:span><text:span text:style-name="T3">+ (</text:span><text:span text:style-name="T2">double</text:span><text:span text:style-name="T3">)required_numbers/(</text:span><text:span text:style-name="T2">double</text:span><text:span text:style-name="T3">)all_numbers);</text:span></text:p>
      <text:p text:style-name="P5"><text:s text:c="8"/><text:span text:style-name="T3">System.</text:span><text:span text:style-name="T8">out</text:span><text:span text:style-name="T3">.println(</text:span><text:span text:style-name="T9">"</text:span><text:span text:style-name="T2">\n</text:span><text:span text:style-name="T9">Оцінка статистична кількості відповідних чисел: " </text:span><text:span text:style-name="T3">+ </text:span><text:span text:style-name="T4">test</text:span><text:span text:style-name="T3">());</text:span></text:p>
      <text:p text:style-name="P5"><text:s text:c="4"/><text:span text:style-name="T3">}</text:span></text:p>
      <text:p text:style-name="P7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8:00:30.838559234</meta:creation-date>
    <dc:date>2018-09-19T11:07:20.142998448</dc:date>
    <meta:editing-duration>PT3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75" meta:word-count="292" meta:character-count="3289" meta:non-whitespace-character-count="2395"/>
  </office:meta>
</office:document-meta>
</file>